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dca" officeooo:paragraph-rsid="0004adca"/>
    </style:style>
    <style:style style:name="P2" style:family="paragraph" style:parent-style-name="Standard">
      <style:text-properties officeooo:rsid="0004adca" officeooo:paragraph-rsid="000565cd"/>
    </style:style>
    <style:style style:name="P3" style:family="paragraph" style:parent-style-name="Standard">
      <style:text-properties officeooo:rsid="00058f3b" officeooo:paragraph-rsid="00058f3b"/>
    </style:style>
    <style:style style:name="P4" style:family="paragraph" style:parent-style-name="Standard">
      <style:text-properties officeooo:rsid="00058f3b" officeooo:paragraph-rsid="0006a23d"/>
    </style:style>
    <style:style style:name="P5" style:family="paragraph" style:parent-style-name="Standard">
      <style:text-properties officeooo:rsid="000845e6" officeooo:paragraph-rsid="000845e6"/>
    </style:style>
    <style:style style:name="T1" style:family="text">
      <style:text-properties officeooo:rsid="000565cd"/>
    </style:style>
    <style:style style:name="T2" style:family="text">
      <style:text-properties officeooo:rsid="0006a23d"/>
    </style:style>
    <style:style style:name="T3" style:family="text">
      <style:text-properties officeooo:rsid="000845e6"/>
    </style:style>
    <style:style style:name="T4" style:family="text">
      <style:text-properties officeooo:rsid="000a09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cción:</text:p>
      <text:p text:style-name="P1">1.1 <text:span text:style-name="T4">Propósito</text:span> :el documento tiene el <text:span text:style-name="T3">propósito</text:span> de definir especificaciones funcionales de una aplicación que <text:span text:style-name="T3">permitirá</text:span> jugar a un “preguntados”, <text:span text:style-name="T3">así</text:span> como administrar sus preguntas.</text:p>
      <text:p text:style-name="P1"/>
      <text:p text:style-name="P1">1.2 Alcance: LA aplicación sera una aplicación <text:span text:style-name="T3">móvil</text:span> para jugar una aplicación web para la <text:span text:style-name="T3">administración.</text:span></text:p>
      <text:p text:style-name="P1">Se <text:span text:style-name="T3">permitirá</text:span>:</text:p>
      <text:p text:style-name="P1">-crear un usuario (<text:span text:style-name="T3">registrandolo</text:span> en una base de datos),este puede ser normal o admin.</text:p>
      <text:p text:style-name="P1">-responder a las propuestas(que <text:span text:style-name="T3">estarían</text:span> divididas en 6 ares y en 10 niveles por <text:span text:style-name="T4">área</text:span>).</text:p>
      <text:p text:style-name="P1">-Calificar las propuestas respondidas.</text:p>
      <text:p text:style-name="P1">-Elegir el tiempo para responder preguntas.</text:p>
      <text:p text:style-name="P2">-Acceder a las <text:span text:style-name="T3">estadísticas de cada uno.</text:span></text:p>
      <text:p text:style-name="P2">-“<text:span text:style-name="T1">Pasar</text:span>” <text:span text:style-name="T1">de las preguntas.</text:span></text:p>
      <text:p text:style-name="P2">-<text:span text:style-name="T1">Poder volver a responder una pregunta que se <text:s/>__ fallado</text:span></text:p>
      <text:p text:style-name="P2">-<text:span text:style-name="T1">Jugar <text:s/>un jugador contra otro, o en solitario </text:span></text:p>
      <text:p text:style-name="P2">-<text:span text:style-name="T1">Los admin podrían añadir, modificar o eliminar preguntas.</text:span></text:p>
      <text:p text:style-name="P2">-<text:span text:style-name="T1">Los admin podrían acceder a las estadísticas de todos los jugadores.</text:span></text:p>
      <text:p text:style-name="P2"><text:span text:style-name="T1">No se podría:</text:span></text:p>
      <text:p text:style-name="P2">-<text:span text:style-name="T1">Modificar , añadir o eliminar preguntas sin ser admin </text:span></text:p>
      <text:p text:style-name="P2">-<text:span text:style-name="T1">Sale la respuesta correcta a una pregunta mal respondidas</text:span></text:p>
      <text:p text:style-name="P2">-<text:span text:style-name="T1">Acceder a las estadísticas pedirlas sin ser admin.</text:span></text:p>
      <text:p text:style-name="P2">-<text:span text:style-name="T1">Evitar que un jugador haga trampa.</text:span></text:p>
      <text:p text:style-name="P2"><text:span text:style-name="T1">-Jugar sin una cuenta.</text:span></text:p>
      <text:p text:style-name="P2"/>
      <text:p text:style-name="P2"/>
      <text:p text:style-name="P2"><text:span text:style-name="T1">1.3 Glosario:</text:span></text:p>
      <text:p text:style-name="P2"><text:span text:style-name="T1">-Aplicación móvil: una aplicación móvil es un programa diseñado para funcionar en teléfonos celulares </text:span>,<text:span text:style-name="T1">tablets, etc.</text:span></text:p>
      <text:p text:style-name="P2">-<text:span text:style-name="T3">Aplicación web: es un programa diseñado para funcionar a través de un navegador de Internet.</text:span></text:p>
      <text:p text:style-name="P2">-<text:span text:style-name="T1">Usuario : es quien usa el producto ,en este uso particular , los jugadores y los administradores .</text:span></text:p>
      <text:p text:style-name="P2">-<text:span text:style-name="T1">Servidor: Computadora diseñada para hospedar aplicaciones en una red .</text:span></text:p>
      <text:p text:style-name="P2">-<text:span text:style-name="T1">Admin: es un usuario con permisos especiales, es decir,que podrá modificar la datos de base de las preguntas , crear otros usuarios admin , acceder a las estadísticas, etc</text:span></text:p>
      <text:p text:style-name="P2">-<text:span text:style-name="T1">base de datos: Es un conjunto de datos almacenados para su uso posterior</text:span></text:p>
      <text:p text:style-name="P2"/>
      <text:p text:style-name="P3">1.4 Referencias</text:p>
      <text:p text:style-name="P3"/>
      <text:p text:style-name="P3"/>
      <text:p text:style-name="P3"/>
      <text:p text:style-name="P3">2 <text:span text:style-name="T3">Descripción</text:span> General :</text:p>
      <text:p text:style-name="P3"/>
      <text:p text:style-name="P3">2.1 Perspectiva: el sistema sera un producto que se descargara en los diferentes dispositivos , vinculados en la base de datos alojados en un servidor mediante <text:span text:style-name="T3">internet.</text:span></text:p>
      <text:p text:style-name="P3"/>
      <text:p text:style-name="P3">2.2 Funciones de Sistema:</text:p>
      <text:p text:style-name="P3">El sistema <text:span text:style-name="T3">permitirá</text:span> :</text:p>
      <text:p text:style-name="P3">-crear un usuario</text:p>
      <text:p text:style-name="P3">-jugar en solitario</text:p>
      <text:p text:style-name="P3">-jugar contra otro usuario </text:p>
      <text:p text:style-name="P3">- ver las <text:span text:style-name="T3">estadísticas</text:span> propias</text:p>
      <text:p text:style-name="P3">-modificar la base de datos de preguntas, si se es admin.</text:p>
      <text:p text:style-name="P3">-Acceder a las <text:span text:style-name="T3">estadísticas</text:span> generales si se es admin.</text:p>
      <text:p text:style-name="P4"><text:soft-page-break/>2.3 <text:span text:style-name="T3">Características de usuarios.</text:span></text:p>
      <text:p text:style-name="P4"><text:span text:style-name="T3">Habrá 2 tipos de usuarios :</text:span></text:p>
      <text:p text:style-name="P4">-<text:span text:style-name="T3">Usuario normal :Aquel que no puede hacer otra cosa salvo jugar y ver sus estadísticas .</text:span></text:p>
      <text:p text:style-name="P4"><text:span text:style-name="T3">Usuario Admin: Aquel que tiene un acceso total a las estadísticas como a la base de datos.</text:span></text:p>
      <text:p text:style-name="P4"/>
      <text:p text:style-name="P4"><text:span text:style-name="T2">2.4 Políticas regulares</text:span></text:p>
      <text:p text:style-name="P4"/>
      <text:p text:style-name="P4"/>
      <text:p text:style-name="P4">-<text:span text:style-name="T3">Limitación de hardware: Para utilizar la aplicación sera necesario un teléfono inteligente , una tablet o una computadora.</text:span></text:p>
      <text:p text:style-name="P4"/>
      <text:p text:style-name="P4">-<text:span text:style-name="T2">Funciones de central : El sistema deberá controlar que los usuarios normales no puedan hacer cosas de admins.</text:span></text:p>
      <text:p text:style-name="P4"/>
      <text:p text:style-name="P4">-<text:span text:style-name="T2">Requisitos del Lenguaje:</text:span></text:p>
      <text:p text:style-name="P4"><text:span text:style-name="T2">Dado el material realizado</text:span> <text:span text:style-name="T3">para el usuario y la aplicación deberá estar en español.</text:span></text:p>
      <text:p text:style-name="P4"/>
      <text:p text:style-name="P5">-Credibilidad: para asegurar una buena credibilidad, el sistema sera sometido a distintas pruebas para controlar si cumple con los requerimientos.</text:p>
      <text:p text:style-name="P5"/>
      <text:p text:style-name="P5">-Seguridad : Cada usuario tendrá su propia contraseña para autentificarse en el sistema.</text:p>
      <text:p text:style-name="P5"/>
      <text:p text:style-name="P5">2.5 Suposiciones y dependencias:</text:p>
      <text:p text:style-name="P5">-El servidor que aloja la base de datos funciona correctament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7:34:19.590934084</meta:creation-date>
    <dc:date>2019-04-14T18:36:04.638745895</dc:date>
    <meta:editing-duration>PT3M23S</meta:editing-duration>
    <meta:editing-cycles>1</meta:editing-cycles>
    <meta:document-statistic meta:table-count="0" meta:image-count="0" meta:object-count="0" meta:page-count="2" meta:paragraph-count="51" meta:word-count="495" meta:character-count="3122" meta:non-whitespace-character-count="2673"/>
    <meta:generator>LibreOffice/6.0.6.2$Linux_X86_64 LibreOffice_project/00m0$Build-2</meta:generator>
  </office:meta>
</office:document-meta>
</file>